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shakeInterceptorChain.HandshakeInterceptorChain( @ Nullable List &lt; HandshakeInterceptor &gt; interceptors , WebSocketHandler ws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shakeInterceptorChain.applyAfterHandshake( ServerHttpRequest request , ServerHttpResponse response , @ Nullable Exception fail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andshakeInterceptorChain.applyBeforeHandshake( ServerHttpRequest request , ServerHttpResponse response , Map &lt; String , Object &gt;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